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ec845"/>
    </style:style>
    <style:style style:name="P2" style:family="paragraph" style:parent-style-name="Standard">
      <style:text-properties officeooo:rsid="001ec845" officeooo:paragraph-rsid="001f710f"/>
    </style:style>
    <style:style style:name="P3" style:family="paragraph" style:parent-style-name="Standard">
      <style:text-properties officeooo:rsid="001f710f" officeooo:paragraph-rsid="001f710f"/>
    </style:style>
    <style:style style:name="P4" style:family="paragraph" style:parent-style-name="Standard">
      <style:text-properties officeooo:rsid="00202d38" officeooo:paragraph-rsid="00202d38"/>
    </style:style>
    <style:style style:name="P5" style:family="paragraph" style:parent-style-name="Standard">
      <style:text-properties officeooo:rsid="0021fd38" officeooo:paragraph-rsid="0021fd38"/>
    </style:style>
    <style:style style:name="P6" style:family="paragraph" style:parent-style-name="Standard">
      <style:text-properties style:text-position="0% 100%" officeooo:rsid="001ec845" officeooo:paragraph-rsid="001ec845"/>
    </style:style>
    <style:style style:name="P7" style:family="paragraph" style:parent-style-name="Standard">
      <style:text-properties style:text-position="0% 100%" officeooo:rsid="001f710f" officeooo:paragraph-rsid="001f710f"/>
    </style:style>
    <style:style style:name="P8" style:family="paragraph" style:parent-style-name="Standard" style:list-style-name="L1">
      <style:text-properties style:text-position="0% 100%" officeooo:rsid="001f710f" officeooo:paragraph-rsid="001f710f"/>
    </style:style>
    <style:style style:name="T1" style:family="text">
      <style:text-properties officeooo:rsid="001ec845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ec845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ec845"/>
    </style:style>
    <style:style style:name="T6" style:family="text">
      <style:text-properties style:text-position="0% 100%" officeooo:rsid="001f710f"/>
    </style:style>
    <style:style style:name="T7" style:family="text">
      <style:text-properties style:text-position="super 58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78" number:automatic-order="true">
      <number:day-of-week/>
      <number:text>, </number:text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angent Normalization in Spark notes:</text:p>
      <text:p text:style-name="P4"/>
      <text:p text:style-name="P5">This document is for developers.</text:p>
      <text:p text:style-name="P4"/>
      <text:p text:style-name="P4"><draw:frame draw:style-name="fr1" draw:name="Object5" text:anchor-type="as-char" svg:y="-0.8535in" svg:width="4.4028in" svg:height="1.6535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<draw:frame draw:style-name="fr1" draw:name="Object1" text:anchor-type="as-char" svg:y="-0.172in" svg:width="0.6953in" svg:height="0.2138in" draw:z-index="0"><draw:object xlink:href="./Object 1" xlink:type="simple" xlink:show="embed" xlink:actuate="onLoad"/><draw:image xlink:href="./ObjectReplacements/Object 1" xlink:type="simple" xlink:show="embed" xlink:actuate="onLoad"/></draw:frame> <text:span text:style-name="T1">[SxS</text:span><text:span text:style-name="T3">E</text:span><text:span text:style-name="T5">]</text:span></text:p>
      <text:p text:style-name="Standard"><text:span text:style-name="T5"><draw:frame draw:style-name="fr1" draw:name="Object2" text:anchor-type="as-char" svg:y="-0.1709in" svg:width="0.5791in" svg:height="0.2126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5"> <text:s text:c="3"/>[TxS]</text:span></text:p>
      <text:p text:style-name="P1"><text:span text:style-name="T5"><draw:frame draw:style-name="fr1" draw:name="Object3" text:anchor-type="as-char" svg:y="-0.1665in" svg:width="0.4665in" svg:height="0.20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5"> <text:s text:c="5"/>[TxS]</text:span></text:p>
      <text:p text:style-name="P6"/>
      <text:p text:style-name="P2"><text:span text:style-name="T4"><draw:frame draw:style-name="fr1" draw:name="Object4" text:anchor-type="as-char" svg:y="-0.1665in" svg:width="0.6874in" svg:height="0.202in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4">Unfortunately, this can eat a lot of RAM, since AP </text:span><text:span text:style-name="T6">is</text:span><text:span text:style-name="T4"> [T x T]. <text:s/></text:span></text:p>
      <text:p text:style-name="P7"/>
      <text:p text:style-name="P7">So why not do A(PC), which never keeps a [TxT] matrix in RAM? <text:s/></text:p>
      <text:p text:style-name="P7">The issue with doing that is a practical concern when using Spark. <text:s/>When you do a matrix multiply in Spark, the distributed matrix (RowMatrix) is always on the left (see the javadoc API). <text:s/>Multiplying two distributed matrices is not trivially supported. <text:s/>If you were to implement A(PC), your workflow would be:</text:p>
      <text:list xml:id="list3911615812785825650" text:style-name="L1">
        <text:list-item>
          <text:p text:style-name="P8">Convert P to RowMatrix</text:p>
        </text:list-item>
        <text:list-item>
          <text:p text:style-name="P8">Multiply P by C to get a new RowMatrix (PC)</text:p>
        </text:list-item>
        <text:list-item>
          <text:p text:style-name="P8">Convert PC to local matrix (spark collect is called)</text:p>
        </text:list-item>
        <text:list-item>
          <text:p text:style-name="P8">Convert A to RowMatrix</text:p>
        </text:list-item>
        <text:list-item>
          <text:p text:style-name="P8">Multiply A by PC and convert to local matrix (spark collect is called).</text:p>
        </text:list-item>
      </text:list>
      <text:p text:style-name="P7"/>
      <text:p text:style-name="P7">The two collect calls will be expensive. </text:p>
      <text:p text:style-name="P6"/>
      <text:p text:style-name="P6">So… for ease of Spark</text:p>
      <text:p text:style-name="P6"><draw:frame draw:style-name="fr1" draw:name="Object6" text:anchor-type="as-char" svg:y="-0.3882in" svg:width="1.2807in" svg:height="0.7291in" draw:z-index="3"><draw:object xlink:href="./Object 6" xlink:type="simple" xlink:show="embed" xlink:actuate="onLoad"/><draw:image xlink:href="./ObjectReplacements/Object 6" xlink:type="simple" xlink:show="embed" xlink:actuate="onLoad"/></draw:frame></text:p>
      <text:p text:style-name="P6"/>
      <text:p text:style-name="P3"><text:span text:style-name="T4">Now the RowMatrix is C</text:span><text:span text:style-name="T7">T</text:span><text:span text:style-name="T4"> . <text:s/>C</text:span><text:span text:style-name="T7">T</text:span><text:span text:style-name="T4">P</text:span><text:span text:style-name="T7">T</text:span><text:span text:style-name="T4"> is [S x S</text:span><text:span text:style-name="T2">E</text:span><text:span text:style-name="T4">] and <text:s/>(C</text:span><text:span text:style-name="T7">T</text:span><text:span text:style-name="T4">P</text:span><text:span text:style-name="T7">T</text:span><text:span text:style-name="T4">) A</text:span><text:span text:style-name="T7">T</text:span><text:span text:style-name="T4"> is [S x T]</text:span></text:p>
      <text:p text:style-name="P7"/>
      <text:p text:style-name="P7">Then call collect.</text:p>
      <text:p text:style-name="P7"/>
      <text:p text:style-name="P7"/>
      <text:p text:style-name="P7"/>
      <text:p text:style-name="P7"><text:date style:data-style-name="N78" text:date-value="2016-01-06T12:41:33.582590902" text:fixed="true">Wed, January 6, 2016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12:03:35.631374251</meta:creation-date>
    <dc:date>2016-01-06T12:49:38.792848257</dc:date>
    <meta:editing-duration>PT9M15S</meta:editing-duration>
    <meta:editing-cycles>3</meta:editing-cycles>
    <meta:generator>LibreOffice/4.4.2.2$Linux_X86_64 LibreOffice_project/40m0$Build-2</meta:generator>
    <meta:document-statistic meta:table-count="0" meta:image-count="0" meta:object-count="6" meta:page-count="1" meta:paragraph-count="20" meta:word-count="173" meta:character-count="922" meta:non-whitespace-character-count="751"/>
  </office:meta>
</office:document-meta>
</file>

<file path=Object 1/content.xml><?xml version="1.0" encoding="utf-8"?>
<math xmlns="http://www.w3.org/1998/Math/MathML" display="block">
  <semantics>
    <mrow>
      <mrow>
        <mover accent="true">
          <mi mathvariant="normal">β</mi>
          <mo stretchy="false">^</mo>
        </mover>
        <mo stretchy="false">=</mo>
        <msup>
          <mi>C</mi>
          <mi>T</mi>
        </msup>
      </mrow>
      <msup>
        <mi>P</mi>
        <mi>T</mi>
      </msup>
    </mrow>
    <annotation encoding="StarMath 5.0">hat %beta = C^T P^T</annotation>
  </semantics>
</math>
</file>

<file path=Object 2/content.xml><?xml version="1.0" encoding="utf-8"?>
<math xmlns="http://www.w3.org/1998/Math/MathML" display="block">
  <semantics>
    <mrow>
      <mi>A</mi>
      <mrow>
        <mover accent="true">
          <mi mathvariant="normal">β</mi>
          <mo stretchy="false">^</mo>
        </mover>
        <mo stretchy="false">=</mo>
        <mover accent="true">
          <mi>A</mi>
          <mo stretchy="false">^</mo>
        </mover>
      </mrow>
    </mrow>
    <annotation encoding="StarMath 5.0">A hat %beta = hat A</annotation>
  </semantics>
</math>
</file>

<file path=Object 3/content.xml><?xml version="1.0" encoding="utf-8"?>
<math xmlns="http://www.w3.org/1998/Math/MathML" display="block">
  <semantics>
    <mrow>
      <mi>C</mi>
      <mo stretchy="false">−</mo>
      <mover accent="true">
        <mi>A</mi>
        <mo stretchy="false">^</mo>
      </mover>
    </mrow>
    <annotation encoding="StarMath 5.0">C - hat A</annotation>
  </semantics>
</math>
</file>

<file path=Object 4/content.xml><?xml version="1.0" encoding="utf-8"?>
<math xmlns="http://www.w3.org/1998/Math/MathML" display="block">
  <semantics>
    <mrow>
      <mi mathvariant="italic">APC</mi>
      <mo stretchy="false">=</mo>
      <mover accent="true">
        <mi>A</mi>
        <mo stretchy="false">^</mo>
      </mover>
    </mrow>
    <annotation encoding="StarMath 5.0">APC = hat A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S</mi>
            <mi mathvariant="normal">:</mi>
            <mi mathvariant="italic">Number</mi>
            <mi mathvariant="italic">of</mi>
            <mi mathvariant="italic">case</mi>
            <mi mathvariant="italic">samples</mi>
          </mrow>
        </mtd>
      </mtr>
      <mtr>
        <mtd columnalign="left">
          <mrow>
            <msub>
              <mi>S</mi>
              <mi>E</mi>
            </msub>
            <mi mathvariant="normal">:</mi>
            <mi mathvariant="italic">Number</mi>
            <mi mathvariant="italic">of</mi>
            <mi mathvariant="italic">eigensamples</mi>
          </mrow>
        </mtd>
      </mtr>
      <mtr>
        <mtd columnalign="left">
          <mrow>
            <mi>T</mi>
            <mi mathvariant="normal">:</mi>
            <mi mathvariant="italic">Number</mi>
            <mi mathvariant="italic">of</mi>
            <mi mathvariant="italic">targets</mi>
            <mrow>
              <mo fence="true" stretchy="false">(</mo>
              <mrow>
                <mrow>
                  <mi mathvariant="italic">this</mi>
                  <mi mathvariant="italic">is</mi>
                  <mi mathvariant="italic">usually</mi>
                  <mi mathvariant="italic">the</mi>
                  <mi mathvariant="italic">largest</mi>
                  <mi mathvariant="italic">count</mi>
                  <mi>,</mi>
                  <mi mathvariant="italic">by</mi>
                  <mi mathvariant="italic">far</mi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i>A</mi>
            <mi mathvariant="normal">:</mi>
            <mi mathvariant="italic">Reduced</mi>
            <mi mathvariant="italic">panel</mi>
            <mrow>
              <mo fence="true" stretchy="false">[</mo>
              <mrow>
                <mrow>
                  <mi>T</mi>
                  <mi>x</mi>
                  <msub>
                    <mi>S</mi>
                    <mi>E</mi>
                  </msub>
                </mrow>
              </mrow>
              <mo fence="true" stretchy="false">]</mo>
            </mrow>
          </mrow>
        </mtd>
      </mtr>
      <mtr>
        <mtd columnalign="left">
          <mrow>
            <mi>C</mi>
            <mi mathvariant="normal">:</mi>
            <mi mathvariant="italic">Cases</mi>
            <mi mathvariant="italic">being</mi>
            <mi mathvariant="italic">projected</mi>
            <mrow>
              <mo fence="true" stretchy="false">[</mo>
              <mrow>
                <mrow>
                  <mi>T</mi>
                  <mi>x</mi>
                  <mi>S</mi>
                </mrow>
              </mrow>
              <mo fence="true" stretchy="false">]</mo>
            </mrow>
          </mrow>
        </mtd>
      </mtr>
      <mtr>
        <mtd columnalign="left">
          <mrow>
            <mi>P</mi>
            <mi mathvariant="normal">:</mi>
            <mi mathvariant="italic">Pseudoinverse</mi>
            <mi mathvariant="italic">of</mi>
            <mi mathvariant="italic">the</mi>
            <mi mathvariant="italic">reduced</mi>
            <mi mathvariant="italic">panel</mi>
            <mrow>
              <mo fence="true" stretchy="false">[</mo>
              <mrow>
                <mrow>
                  <msub>
                    <mi>S</mi>
                    <mi>E</mi>
                  </msub>
                  <mi>x</mi>
                  <mi>T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i>A</mi>
              <mo stretchy="false">^</mo>
            </mover>
            <mi mathvariant="normal">:</mi>
            <mi mathvariant="italic">projection</mi>
            <mi mathvariant="italic">of</mi>
            <mi mathvariant="italic">case</mi>
            <mi mathvariant="italic">samples</mi>
            <mi mathvariant="italic">into</mi>
            <mi mathvariant="italic">the</mi>
            <mi mathvariant="italic">reduced</mi>
            <mi mathvariant="italic">hyperplane</mi>
            <mi>.</mi>
            <mrow>
              <mo fence="true" stretchy="false">[</mo>
              <mrow>
                <mrow>
                  <mi>T</mi>
                  <mi>x</mi>
                  <mi>S</mi>
                </mrow>
              </mrow>
              <mo fence="true" stretchy="false">]</mo>
            </mrow>
          </mrow>
        </mtd>
      </mtr>
    </mtable>
    <annotation encoding="StarMath 5.0">
alignl S: Number of case samples newline
alignl S_E: Number of eigensamples newline
alignl T: Number of targets ( this is usually the largest count, by far ) newline newline

alignl A: Reduced panel [T x S_E] newline 
alignl C: Cases being projected [T x S] newline
alignl P: Pseudoinverse of the reduced panel [S_E x T] newline 
alignl hat A: projection of case samples into the reduced hyperplane.  [ T x S ]
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over accent="true">
                <mi>A</mi>
                <mo stretchy="false">^</mo>
              </mover>
              <mo stretchy="false">=</mo>
              <mrow>
                <mo fence="true" stretchy="false">(</mo>
                <mrow>
                  <mi mathvariant="italic">AP</mi>
                </mrow>
                <mo fence="true" stretchy="false">)</mo>
              </mrow>
            </mrow>
            <mi>C</mi>
          </mrow>
        </mtd>
      </mtr>
      <mtr>
        <mtd>
          <mrow>
            <mo stretchy="false">⇒</mo>
            <mrow>
              <mover accent="true">
                <msup>
                  <mi>A</mi>
                  <mi>T</mi>
                </msup>
                <mo stretchy="false">^</mo>
              </mover>
              <mo stretchy="false">=</mo>
              <msup>
                <mi>C</mi>
                <mi>T</mi>
              </msup>
            </mrow>
            <mrow>
              <mo fence="true" stretchy="false">(</mo>
              <mrow>
                <mrow>
                  <msup>
                    <mi>P</mi>
                    <mi>T</mi>
                  </msup>
                  <msup>
                    <mi>A</mi>
                    <mi>T</mi>
                  </msup>
                </mrow>
              </mrow>
              <mo fence="true" stretchy="false">)</mo>
            </mrow>
          </mrow>
        </mtd>
      </mtr>
      <mtr>
        <mtd>
          <mrow>
            <mo stretchy="false">⇒</mo>
            <mrow>
              <mover accent="true">
                <msup>
                  <mi>A</mi>
                  <mi>T</mi>
                </msup>
                <mo stretchy="false">^</mo>
              </mover>
              <mo stretchy="false">=</mo>
              <mrow>
                <mo fence="true" stretchy="false">(</mo>
                <mrow>
                  <mrow>
                    <msup>
                      <mi>C</mi>
                      <mi>T</mi>
                    </msup>
                    <msup>
                      <mi>P</mi>
                      <mi>T</mi>
                    </msup>
                  </mrow>
                </mrow>
                <mo fence="true" stretchy="false">)</mo>
              </mrow>
            </mrow>
            <msup>
              <mi>A</mi>
              <mi>T</mi>
            </msup>
          </mrow>
        </mtd>
      </mtr>
    </mtable>
    <annotation encoding="StarMath 5.0">hat A = ( AP ) C newline 

drarrow hat A ^T = C^T ( P^T A^T ) newline

drarrow hat A ^T = ( C^T P^T ) A^T</annotation>
  </semantics>
</math>
</file>